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eployableFile.setFile( File theDeployabl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eployableFile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DeployableFile.setTestContext( String the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eployableFile.setWarArchive( WarArchive theWarArch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eployableFile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eployableFile.getJspRedirecto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eployableFile.getFilterRedirecto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eployableFile.getWarArch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eployableFile.setServletRedirectorMapping( String the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eployableFile.setJspRedirectorMapping( String the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eployableFile.setFilterRedirectorMapping( String the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eployableFile.getServletRedirecto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eployableFile.getTes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